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4165in" fo:margin-right="0in" fo:text-indent="-0.25in" style:auto-text-indent="false" fo:padding="0in" fo:border="none"/>
    </style:style>
    <style:style style:name="P2" style:family="paragraph" style:parent-style-name="Standard">
      <style:paragraph-properties fo:margin-top="0.1665in" fo:margin-bottom="0.1665in" loext:contextual-spacing="false" fo:line-height="100%" fo:padding="0in" fo:border="none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margin-top="0in" fo:margin-bottom="0.1563in" loext:contextual-spacing="false" fo:line-height="100%" fo:padding="0in" fo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Heading_20_1">
      <style:paragraph-properties fo:margin-top="0in" fo:margin-bottom="0.1563in" loext:contextual-spacing="false" fo:line-height="100%" fo:padding="0in" fo:border="none"/>
    </style:style>
    <style:style style:name="P7" style:family="paragraph" style:parent-style-name="Heading_20_3">
      <style:paragraph-properties fo:margin-top="0in" fo:margin-bottom="0in" loext:contextual-spacing="false" fo:line-height="100%" fo:padding="0in" fo:border="none"/>
    </style:style>
    <style:style style:name="P8" style:family="paragraph" style:parent-style-name="Heading_20_2">
      <style:paragraph-properties fo:margin-top="0in" fo:margin-bottom="0.1563in" loext:contextual-spacing="false" fo:line-height="100%" fo:padding="0in" fo:border="none"/>
    </style:style>
    <style:style style:name="P9" style:family="paragraph" style:parent-style-name="Heading_20_2" style:master-page-name="Standard">
      <style:paragraph-properties style:page-number="1" fo:padding="0in" fo:border="none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yPortfolio</text:p>
      <text:list xml:id="list932560746" text:style-name="WWNum1">
        <text:list-item>
          <text:p text:style-name="P1"><text:a xlink:type="simple" xlink:href="#gjdgxs" text:style-name="ListLabel_20_10" text:visited-style-name="ListLabel_20_10"><text:span text:style-name="T1">Home</text:span></text:a></text:p>
        </text:list-item>
        <text:list-item>
          <text:p text:style-name="P1"><text:a xlink:type="simple" xlink:href="#30j0zll" text:style-name="ListLabel_20_10" text:visited-style-name="ListLabel_20_10"><text:span text:style-name="T1">About</text:span></text:a></text:p>
        </text:list-item>
        <text:list-item>
          <text:p text:style-name="P1"><text:a xlink:type="simple" xlink:href="#1fob9te" text:style-name="ListLabel_20_10" text:visited-style-name="ListLabel_20_10"><text:span text:style-name="T1">Skills</text:span></text:a></text:p>
        </text:list-item>
        <text:list-item>
          <text:p text:style-name="P1"><text:a xlink:type="simple" xlink:href="#3znysh7" text:style-name="ListLabel_20_10" text:visited-style-name="ListLabel_20_10"><text:span text:style-name="T1">Projects</text:span></text:a></text:p>
        </text:list-item>
        <text:list-item>
          <text:p text:style-name="P1"><text:a xlink:type="simple" xlink:href="#2et92p0" text:style-name="ListLabel_20_10" text:visited-style-name="ListLabel_20_10"><text:span text:style-name="T1">Contact</text:span></text:a></text:p>
        </text:list-item>
      </text:list>
      <text:p text:style-name="P6"><draw:frame draw:style-name="fr1" draw:name="image1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2">Hi, I'm Developer</text:p>
      <text:p text:style-name="P3">I'm a passionate Web Developer.</text:p>
      <text:p text:style-name="P4"><text:a xlink:type="simple" xlink:href="#2et92p0" text:style-name="ListLabel_20_10" text:visited-style-name="ListLabel_20_10"><text:span text:style-name="T1">Hire Me</text:span></text:a></text:p>
      <text:p text:style-name="P8">About Me</text:p>
      <text:p text:style-name="P4">Hello! I'm [Developer], a web developer specializing in modern web technologies. I love building interactive and scalable web applications.</text:p>
      <text:p text:style-name="P8">Skills</text:p>
      <text:p text:style-name="P3"/>
      <text:p text:style-name="P3">HTML</text:p>
      <text:p text:style-name="P3"/>
      <text:p text:style-name="P3">CSS</text:p>
      <text:p text:style-name="P4"/>
      <text:p text:style-name="P3">JavaScript</text:p>
      <text:p text:style-name="P8">Projects</text:p>
      <text:p text:style-name="P4"/>
      <text:p text:style-name="P7"><draw:frame draw:style-name="fr1" draw:name="image3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2">Portfolio Website</text:p>
      <text:p text:style-name="P3">A personal portfolio website showcasing my work.</text:p>
      <text:p text:style-name="P3"><text:a xlink:type="simple" xlink:href="http://docs.google.com/project1.html" text:style-name="ListLabel_20_10" text:visited-style-name="ListLabel_20_10"><text:span text:style-name="T1">View Project</text:span></text:a></text:p>
      <text:p text:style-name="P7"><text:soft-page-break/><draw:frame draw:style-name="fr1" draw:name="image2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2">E-commerce Website</text:p>
      <text:p text:style-name="P3">Built a fully functional online store with payment integration.</text:p>
      <text:p text:style-name="P3"><text:a xlink:type="simple" xlink:href="http://docs.google.com/project2.html" text:style-name="ListLabel_20_10" text:visited-style-name="ListLabel_20_10"><text:span text:style-name="T1">View Project</text:span></text:a></text:p>
      <text:p text:style-name="P7"><draw:frame draw:style-name="fr1" draw:name="image4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2">Weather App</text:p>
      <text:p text:style-name="P3">Developed a weather forecasting app using APIs.</text:p>
      <text:p text:style-name="P3"><text:a xlink:type="simple" xlink:href="http://docs.google.com/project3.html" text:style-name="ListLabel_20_10" text:visited-style-name="ListLabel_20_10"><text:span text:style-name="T1">View Project</text:span></text:a></text:p>
      <text:p text:style-name="P8">Contact Me</text:p>
      <text:p text:style-name="P5">Send Message</text:p>
      <text:p text:style-name="P3">© 2025 Developer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32" meta:word-count="92" meta:character-count="579" meta:non-whitespace-character-count="520"/>
    <meta:generator>LibreOfficeDev/6.0.5.2$Linux_X86_64 LibreOffice_project/</meta:generator>
  </office:meta>
</office:document-meta>
</file>